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7.7252in"/>
    </style:style>
    <style:style style:name="co4" style:family="table-column">
      <style:table-column-properties fo:break-before="auto" style:column-width="2.1264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1.348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PCA Confidence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style-name="ce4" office:value-type="string">
            <text:p>Unknown</text:p>
          </table:table-cell>
          <table:table-cell table:style-name="ce5" office:value-type="string">
            <text:p>Precision Unknown region</text:p>
          </table:table-cell>
          <table:table-cell table:style-name="ce6" office:value-type="string">
            <text:p>Confidence</text:p>
          </table:table-cell>
          <table:table-cell table:style-name="ce6" office:value-type="string">
            <text:p>PCA Confidence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Number of predictions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1" office:value-type="string">
            <text:p>?b <text:s/>&lt;isMarriedTo&gt; <text:s/>?a <text:s text:c="2"/>=&gt; ?a <text:s/>&lt;isMarriedTo&gt; <text:s/>?b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[.B4]/([.C4]+[.B4])" office:value-type="float" office:value="1">
            <text:p>1</text:p>
          </table:table-cell>
          <table:table-cell table:style-name="ce3" office:value-type="float" office:value="0.53014258">
            <text:p>0.53014258</text:p>
          </table:table-cell>
          <table:table-cell table:style-name="ce3" office:value-type="float" office:value="0.91785766">
            <text:p>0.91785766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635">
            <text:p>5635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table:formula="of:=[.B5]/([.C5]+[.B5])" office:value-type="float" office:value="0.133333333333333">
            <text:p>0.1333333333</text:p>
          </table:table-cell>
          <table:table-cell table:style-name="ce3" office:value-type="float" office:value="0.02701493">
            <text:p>0.02701493</text:p>
          </table:table-cell>
          <table:table-cell table:style-name="ce3" office:value-type="float" office:value="0.85377358">
            <text:p>0.85377358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3038">
            <text:p>13038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table:formula="of:=[.B6]/([.C6]+[.B6])" office:value-type="float" office:value="0.133333333333333">
            <text:p>0.1333333333</text:p>
          </table:table-cell>
          <table:table-cell table:style-name="ce3" office:value-type="float" office:value="0.02467261">
            <text:p>0.02467261</text:p>
          </table:table-cell>
          <table:table-cell table:style-name="ce3" office:value-type="float" office:value="0.83333333">
            <text:p>0.83333333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139">
            <text:p>5139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table:formula="of:=[.B7]/([.C7]+[.B7])" office:value-type="float" office:value="0.708333333333333">
            <text:p>0.7083333333</text:p>
          </table:table-cell>
          <table:table-cell table:style-name="ce3" office:value-type="float" office:value="0.00066107">
            <text:p>0.00066107</text:p>
          </table:table-cell>
          <table:table-cell table:style-name="ce3" office:value-type="float" office:value="0.83333333">
            <text:p>0.83333333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75585">
            <text:p>75585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table:formula="of:=[.B8]/([.C8]+[.B8])" office:value-type="float" office:value="0.793103448275862">
            <text:p>0.7931034483</text:p>
          </table:table-cell>
          <table:table-cell table:style-name="ce3" office:value-type="float" office:value="0.33705773">
            <text:p>0.33705773</text:p>
          </table:table-cell>
          <table:table-cell table:style-name="ce3" office:value-type="float" office:value="0.6988417">
            <text:p>0.6988417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356">
            <text:p>356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1" office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formula="of:=[.B9]/([.C9]+[.B9])" office:value-type="float" office:value="0.851851851851852">
            <text:p>0.8518518519</text:p>
          </table:table-cell>
          <table:table-cell table:style-name="ce3" office:value-type="float" office:value="0.22807018">
            <text:p>0.22807018</text:p>
          </table:table-cell>
          <table:table-cell table:style-name="ce3" office:value-type="float" office:value="0.68421053">
            <text:p>0.68421053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72">
            <text:p>572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table:formula="of:=[.B10]/([.C10]+[.B10])" office:value-type="float" office:value="0.3">
            <text:p>0.3</text:p>
          </table:table-cell>
          <table:table-cell table:style-name="ce3" office:value-type="float" office:value="0.14285714">
            <text:p>0.14285714</text:p>
          </table:table-cell>
          <table:table-cell table:style-name="ce3" office:value-type="float" office:value="0.64285714">
            <text:p>0.64285714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08">
            <text:p>108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table:formula="of:=[.B11]/([.C11]+[.B11])" office:value-type="float" office:value="0">
            <text:p>0</text:p>
          </table:table-cell>
          <table:table-cell table:style-name="ce3" office:value-type="float" office:value="0.49827501">
            <text:p>0.49827501</text:p>
          </table:table-cell>
          <table:table-cell table:style-name="ce3" office:value-type="float" office:value="0.58676727">
            <text:p>0.58676727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018">
            <text:p>1018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table:formula="of:=[.B12]/([.C12]+[.B12])" office:value-type="float" office:value="0.344827586206897">
            <text:p>0.3448275862</text:p>
          </table:table-cell>
          <table:table-cell table:style-name="ce3" office:value-type="float" office:value="0.57565326">
            <text:p>0.57565326</text:p>
          </table:table-cell>
          <table:table-cell table:style-name="ce3" office:value-type="float" office:value="0.57565326">
            <text:p>0.57565326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2712">
            <text:p>2712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B13]/([.C13]+[.B13])" office:value-type="float" office:value="1">
            <text:p>1</text:p>
          </table:table-cell>
          <table:table-cell table:style-name="ce3" office:value-type="float" office:value="0.03745041">
            <text:p>0.03745041</text:p>
          </table:table-cell>
          <table:table-cell table:style-name="ce3" office:value-type="float" office:value="0.57421698">
            <text:p>0.57421698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32513">
            <text:p>32513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table:formula="of:=[.B14]/([.C14]+[.B14])" office:value-type="float" office:value="0.166666666666667">
            <text:p>0.1666666667</text:p>
          </table:table-cell>
          <table:table-cell table:style-name="ce3" office:value-type="float" office:value="0.00648351">
            <text:p>0.00648351</text:p>
          </table:table-cell>
          <table:table-cell table:style-name="ce3" office:value-type="float" office:value="0.57180157">
            <text:p>0.57180157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33559">
            <text:p>33559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table:formula="of:=[.B15]/([.C15]+[.B15])" office:value-type="float" office:value="0.333333333333333">
            <text:p>0.3333333333</text:p>
          </table:table-cell>
          <table:table-cell table:style-name="ce3" office:value-type="float" office:value="0.56113903">
            <text:p>0.56113903</text:p>
          </table:table-cell>
          <table:table-cell table:style-name="ce3" office:value-type="float" office:value="0.56113903">
            <text:p>0.56113903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2882">
            <text:p>2882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16]/([.C16]+[.B16])" office:value-type="float" office:value="0.0333333333333333">
            <text:p>0.0333333333</text:p>
          </table:table-cell>
          <table:table-cell table:style-name="ce3" office:value-type="float" office:value="0.00401278">
            <text:p>0.00401278</text:p>
          </table:table-cell>
          <table:table-cell table:style-name="ce3" office:value-type="float" office:value="0.54241645">
            <text:p>0.54241645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2371">
            <text:p>52371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isCitizenOf&gt; <text:s/>?b <text:s text:c="2"/>=&gt; ?a <text:s/>&lt;livesIn&gt; <text:s/>?b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B17]/([.C17]+[.B17])" office:value-type="float" office:value="1">
            <text:p>1</text:p>
          </table:table-cell>
          <table:table-cell table:style-name="ce3" office:value-type="float" office:value="0.04495539">
            <text:p>0.04495539</text:p>
          </table:table-cell>
          <table:table-cell table:style-name="ce3" office:value-type="float" office:value="0.52358114">
            <text:p>0.52358114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3915">
            <text:p>13915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formula="of:=[.B18]/([.C18]+[.B18])" office:value-type="float" office:value="0.366666666666667">
            <text:p>0.3666666667</text:p>
          </table:table-cell>
          <table:table-cell table:style-name="ce3" office:value-type="float" office:value="0.10564399">
            <text:p>0.10564399</text:p>
          </table:table-cell>
          <table:table-cell table:style-name="ce3" office:value-type="float" office:value="0.51957295">
            <text:p>0.51957295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236">
            <text:p>1236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table:formula="of:=[.B19]/([.C19]+[.B19])" office:value-type="float" office:value="0.1">
            <text:p>0.1</text:p>
          </table:table-cell>
          <table:table-cell table:style-name="ce3" office:value-type="float" office:value="0.0390966">
            <text:p>0.0390966</text:p>
          </table:table-cell>
          <table:table-cell table:style-name="ce3" office:value-type="float" office:value="0.48130841">
            <text:p>0.48130841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063">
            <text:p>5063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table:formula="of:=[.B20]/([.C20]+[.B20])" office:value-type="float" office:value="0.1">
            <text:p>0.1</text:p>
          </table:table-cell>
          <table:table-cell table:style-name="ce3" office:value-type="float" office:value="0.04514925">
            <text:p>0.04514925</text:p>
          </table:table-cell>
          <table:table-cell table:style-name="ce3" office:value-type="float" office:value="0.48130469">
            <text:p>0.48130469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2795">
            <text:p>12795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[.B21]/([.C21]+[.B21])" office:value-type="float" office:value="1">
            <text:p>1</text:p>
          </table:table-cell>
          <table:table-cell table:style-name="ce3" office:value-type="float" office:value="0.38285145">
            <text:p>0.38285145</text:p>
          </table:table-cell>
          <table:table-cell table:style-name="ce3" office:value-type="float" office:value="0.45229682">
            <text:p>0.45229682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619">
            <text:p>619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?a <text:s/>&lt;diedIn&gt; <text:s/>?b <text:s text:c="2"/>=&gt; ?a <text:s/>&lt;livesIn&gt; <text:s/>?b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table:formula="of:=[.B22]/([.C22]+[.B22])" office:value-type="float" office:value="0.857142857142857">
            <text:p>0.8571428571</text:p>
          </table:table-cell>
          <table:table-cell table:style-name="ce3" office:value-type="float" office:value="0.01205091">
            <text:p>0.01205091</text:p>
          </table:table-cell>
          <table:table-cell table:style-name="ce3" office:value-type="float" office:value="0.43414634">
            <text:p>0.43414634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21889">
            <text:p>21889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table:formula="of:=[.B23]/([.C23]+[.B23])" office:value-type="float" office:value="0.7">
            <text:p>0.7</text:p>
          </table:table-cell>
          <table:table-cell table:style-name="ce3" office:value-type="float" office:value="0.17321165">
            <text:p>0.17321165</text:p>
          </table:table-cell>
          <table:table-cell table:style-name="ce3" office:value-type="float" office:value="0.40981461">
            <text:p>0.40981461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8969">
            <text:p>8969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table:formula="of:=[.B24]/([.C24]+[.B24])" office:value-type="float" office:value="0.133333333333333">
            <text:p>0.1333333333</text:p>
          </table:table-cell>
          <table:table-cell table:style-name="ce3" office:value-type="float" office:value="0.00161044">
            <text:p>0.00161044</text:p>
          </table:table-cell>
          <table:table-cell table:style-name="ce3" office:value-type="float" office:value="0.3960396">
            <text:p>0.3960396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24798">
            <text:p>24798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25]/([.C25]+[.B25])" office:value-type="float" office:value="0.0333333333333333">
            <text:p>0.0333333333</text:p>
          </table:table-cell>
          <table:table-cell table:style-name="ce3" office:value-type="float" office:value="0.13444109">
            <text:p>0.13444109</text:p>
          </table:table-cell>
          <table:table-cell table:style-name="ce3" office:value-type="float" office:value="0.39035088">
            <text:p>0.39035088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73">
            <text:p>573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9">
            <text:p>9</text:p>
          </table:table-cell>
          <table:table-cell table:style-name="ce3" table:formula="of:=[.B26]/([.C26]+[.B26])" office:value-type="float" office:value="0">
            <text:p>0</text:p>
          </table:table-cell>
          <table:table-cell table:style-name="ce3" office:value-type="float" office:value="0.20638086">
            <text:p>0.20638086</text:p>
          </table:table-cell>
          <table:table-cell table:style-name="ce3" office:value-type="float" office:value="0.38983051">
            <text:p>0.38983051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796">
            <text:p>796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[.B27]/([.C27]+[.B27])" office:value-type="float" office:value="0.892857142857143">
            <text:p>0.8928571429</text:p>
          </table:table-cell>
          <table:table-cell table:style-name="ce3" office:value-type="float" office:value="0.0130597">
            <text:p>0.0130597</text:p>
          </table:table-cell>
          <table:table-cell table:style-name="ce3" office:value-type="float" office:value="0.38546256">
            <text:p>0.38546256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3225">
            <text:p>13225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isCitizenOf&gt; <text:s/>?c <text:s/>?c <text:s/>&lt;hasCapital&gt; <text:s/>?b <text:s text:c="2"/>=&gt; ?a <text:s/>&lt;diedIn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table:formula="of:=[.B28]/([.C28]+[.B28])" office:value-type="float" office:value="0">
            <text:p>0</text:p>
          </table:table-cell>
          <table:table-cell table:style-name="ce3" office:value-type="float" office:value="0.05049912">
            <text:p>0.05049912</text:p>
          </table:table-cell>
          <table:table-cell table:style-name="ce3" office:value-type="float" office:value="0.38457239">
            <text:p>0.38457239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2936">
            <text:p>12936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3" table:formula="of:=[.B29]/([.C29]+[.B29])" office:value-type="float" office:value="0.0526315789473684">
            <text:p>0.0526315789</text:p>
          </table:table-cell>
          <table:table-cell table:style-name="ce3" office:value-type="float" office:value="0.1610642">
            <text:p>0.1610642</text:p>
          </table:table-cell>
          <table:table-cell table:style-name="ce3" office:value-type="float" office:value="0.37472202">
            <text:p>0.37472202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5266">
            <text:p>5266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livesIn&gt; <text:s/>?b <text:s text:c="2"/>=&gt; ?a <text:s/>&lt;isCitizenOf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table:formula="of:=[.B30]/([.C30]+[.B30])" office:value-type="float" office:value="0.133333333333333">
            <text:p>0.1333333333</text:p>
          </table:table-cell>
          <table:table-cell table:style-name="ce3" office:value-type="float" office:value="0.04488453">
            <text:p>0.04488453</text:p>
          </table:table-cell>
          <table:table-cell table:style-name="ce3" office:value-type="float" office:value="0.36571748">
            <text:p>0.36571748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3938">
            <text:p>13938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1">
          <table:table-cell table:style-name="ce1" office:value-type="string">
            <text:p>?a <text:s/>&lt;directed&gt; <text:s/>?b <text:s text:c="2"/>=&gt; ?a <text:s/>&lt;created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6">
            <text:p>6</text:p>
          </table:table-cell>
          <table:table-cell table:style-name="ce3" table:formula="of:=[.B31]/([.C31]+[.B31])" office:value-type="float" office:value="0.208333333333333">
            <text:p>0.2083333333</text:p>
          </table:table-cell>
          <table:table-cell table:style-name="ce3" office:value-type="float" office:value="0.18752427">
            <text:p>0.18752427</text:p>
          </table:table-cell>
          <table:table-cell table:style-name="ce3" office:value-type="float" office:value="0.32464443">
            <text:p>0.32464443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27196">
            <text:p>27196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a <text:s/>&lt;livesIn&gt; <text:s/>?b <text:s text:c="2"/>=&gt; ?a <text:s/>&lt;isLeaderOf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32]/([.C32]+[.B32])" office:value-type="float" office:value="0.0333333333333333">
            <text:p>0.0333333333</text:p>
          </table:table-cell>
          <table:table-cell table:style-name="ce3" office:value-type="float" office:value="0.01473309">
            <text:p>0.01473309</text:p>
          </table:table-cell>
          <table:table-cell table:style-name="ce3" office:value-type="float" office:value="0.31386861">
            <text:p>0.31386861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4378">
            <text:p>14378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a <text:s/>&lt;livesIn&gt; <text:s/>?b <text:s text:c="2"/>=&gt; ?a <text:s/>&lt;diedIn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3" table:formula="of:=[.B33]/([.C33]+[.B33])" office:value-type="float" office:value="1">
            <text:p>1</text:p>
          </table:table-cell>
          <table:table-cell table:style-name="ce3" office:value-type="float" office:value="0.01829644">
            <text:p>0.01829644</text:p>
          </table:table-cell>
          <table:table-cell table:style-name="ce3" office:value-type="float" office:value="0.29053319">
            <text:p>0.29053319</text:p>
          </table:table-cell>
          <table:table-cell table:style-name="ce1" office:value-type="string">
            <text:p>Ranking PCA</text:p>
          </table:table-cell>
          <table:table-cell table:style-name="ce4" office:value-type="float" office:value="14326">
            <text:p>14326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table:formula="of:=[.B34]/([.C34]+[.B34])" office:value-type="float" office:value="0.344827586206897">
            <text:p>0.3448275862</text:p>
          </table:table-cell>
          <table:table-cell table:style-name="ce3" office:value-type="float" office:value="0.57565326">
            <text:p>0.57565326</text:p>
          </table:table-cell>
          <table:table-cell table:style-name="ce3" office:value-type="float" office:value="0.57565326">
            <text:p>0.57565326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712">
            <text:p>2712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table:formula="of:=[.B35]/([.C35]+[.B35])" office:value-type="float" office:value="0.75">
            <text:p>0.75</text:p>
          </table:table-cell>
          <table:table-cell table:style-name="ce3" office:value-type="float" office:value="0.56113903">
            <text:p>0.56113903</text:p>
          </table:table-cell>
          <table:table-cell table:style-name="ce3" office:value-type="float" office:value="0.56113903">
            <text:p>0.5611390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882">
            <text:p>2882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b <text:s/>&lt;isMarriedTo&gt; <text:s/>?a <text:s text:c="2"/>=&gt; ?a <text:s/>&lt;isMarriedTo&gt; <text:s/>?b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B36]/([.C36]+[.B36])" office:value-type="float" office:value="1">
            <text:p>1</text:p>
          </table:table-cell>
          <table:table-cell table:style-name="ce3" office:value-type="float" office:value="0.53014258">
            <text:p>0.53014258</text:p>
          </table:table-cell>
          <table:table-cell table:style-name="ce3" office:value-type="float" office:value="0.91785766">
            <text:p>0.91785766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5635">
            <text:p>5635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37]/([.C37]+[.B37])" office:value-type="float" office:value="0.0333333333333333">
            <text:p>0.0333333333</text:p>
          </table:table-cell>
          <table:table-cell table:style-name="ce3" office:value-type="float" office:value="0.49827501">
            <text:p>0.49827501</text:p>
          </table:table-cell>
          <table:table-cell table:style-name="ce3" office:value-type="float" office:value="0.58676727">
            <text:p>0.58676727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018">
            <text:p>1018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38]/([.C38]+[.B38])" office:value-type="float" office:value="0.0333333333333333">
            <text:p>0.0333333333</text:p>
          </table:table-cell>
          <table:table-cell table:style-name="ce3" office:value-type="float" office:value="0.38285145">
            <text:p>0.38285145</text:p>
          </table:table-cell>
          <table:table-cell table:style-name="ce3" office:value-type="float" office:value="0.45229682">
            <text:p>0.45229682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19">
            <text:p>619</text:p>
          </table:table-cell>
          <table:table-cell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formula="of:=[.B39]/([.C39]+[.B39])" office:value-type="float" office:value="0.75">
            <text:p>0.75</text:p>
          </table:table-cell>
          <table:table-cell table:style-name="ce3" office:value-type="float" office:value="0.33705773">
            <text:p>0.33705773</text:p>
          </table:table-cell>
          <table:table-cell table:style-name="ce3" office:value-type="float" office:value="0.6988417">
            <text:p>0.6988417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356">
            <text:p>356</text:p>
          </table:table-cell>
          <table:table-cell table:style-name="ce1" office:value-type="string">
            <text:p>Duplicated</text:p>
          </table:table-cell>
          <table:table-cell table:style-name="ce1" office:value-type="string">
            <text:p>Pending</text:p>
          </table:table-cell>
          <table:table-cell/>
        </table:table-row>
        <table:table-row table:style-name="ro2">
          <table:table-cell table:style-name="ce1" office:value-type="string">
            <text:p>?a <text:s/>&lt;dealsWith&gt; <text:s/>?f <text:s/>?f <text:s/>&lt;dealsWith&gt; <text:s/>?b <text:s text:c="2"/>=&gt; ?a <text:s/>&lt;dealsWith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3" table:formula="of:=[.B40]/([.C40]+[.B40])" office:value-type="float" office:value="0.2">
            <text:p>0.2</text:p>
          </table:table-cell>
          <table:table-cell table:style-name="ce3" office:value-type="float" office:value="0.28194103">
            <text:p>0.28194103</text:p>
          </table:table-cell>
          <table:table-cell table:style-name="ce3" office:value-type="float" office:value="0.28194103">
            <text:p>0.2819410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169">
            <text:p>1169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c <text:s/>&lt;dealsWith&gt; <text:s/>?b <text:s/>?a <text:s/>&lt;dealsWith&gt; <text:s/>?c <text:s text:c="2"/>=&gt; ?a <text:s/>&lt;dealsWith&gt; <text:s/>?b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table:formula="of:=[.B41]/([.C41]+[.B41])" office:value-type="float" office:value="0.233333333333333">
            <text:p>0.2333333333</text:p>
          </table:table-cell>
          <table:table-cell table:style-name="ce3" office:value-type="float" office:value="0.28194103">
            <text:p>0.28194103</text:p>
          </table:table-cell>
          <table:table-cell table:style-name="ce3" office:value-type="float" office:value="0.28194103">
            <text:p>0.2819410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169">
            <text:p>1169</text:p>
          </table:table-cell>
          <table:table-cell table:style-name="ce1"/>
          <table:table-cell table:style-name="ce1" office:value-type="string">
            <text:p>done</text:p>
          </table:table-cell>
          <table:table-cell table:style-name="ce1" office:value-type="string">
            <text:p>?a <text:s/>&lt;dealsWith&gt; <text:s/>?c <text:s/>?c <text:s/>&lt;dealsWith&gt; <text:s/>?b <text:s/>=&gt; ?a <text:s/>&lt;dealsWith&gt; <text:s/>?b</text:p>
          </table:table-cell>
        </table:table-row>
        <table:table-row table:style-name="ro2">
          <table:table-cell table:style-name="ce1" office:value-type="string">
            <text:p>?e <text:s/>&lt;isMarriedTo&gt; <text:s/>?a <text:s/>?e <text:s/>&lt;livesIn&gt; <text:s/>?b <text:s text:c="2"/>=&gt; ?a <text:s/>&lt;livesIn&gt; <text:s/>?b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table:formula="of:=[.B42]/([.C42]+[.B42])" office:value-type="float" office:value="1">
            <text:p>1</text:p>
          </table:table-cell>
          <table:table-cell table:style-name="ce3" office:value-type="float" office:value="0.22807018">
            <text:p>0.22807018</text:p>
          </table:table-cell>
          <table:table-cell table:style-name="ce3" office:value-type="float" office:value="0.68421053">
            <text:p>0.6842105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572">
            <text:p>572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">
            <text:p>3</text:p>
          </table:table-cell>
          <table:table-cell table:style-name="ce3" table:formula="of:=[.B43]/([.C43]+[.B43])" office:value-type="float" office:value="0.185185185185185">
            <text:p>0.1851851852</text:p>
          </table:table-cell>
          <table:table-cell table:style-name="ce3" office:value-type="float" office:value="0.20638086">
            <text:p>0.20638086</text:p>
          </table:table-cell>
          <table:table-cell table:style-name="ce3" office:value-type="float" office:value="0.38983051">
            <text:p>0.38983051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796">
            <text:p>796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?a <text:s/>&lt;directed&gt; <text:s/>?b <text:s text:c="2"/>=&gt; ?a <text:s/>&lt;created&gt; <text:s/>?b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table:formula="of:=[.B44]/([.C44]+[.B44])" office:value-type="float" office:value="0.241379310344828">
            <text:p>0.2413793103</text:p>
          </table:table-cell>
          <table:table-cell table:style-name="ce3" office:value-type="float" office:value="0.18752427">
            <text:p>0.18752427</text:p>
          </table:table-cell>
          <table:table-cell table:style-name="ce3" office:value-type="float" office:value="0.32464443">
            <text:p>0.3246444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7196">
            <text:p>27196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?a <text:s/>&lt;livesIn&gt; <text:s/>?f <text:s/>?f <text:s/>&lt;hasCapital&gt; <text:s/>?b <text:s text:c="2"/>=&gt; ?a <text:s/>&lt;livesIn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3" table:formula="of:=[.B45]/([.C45]+[.B45])" office:value-type="float" office:value="0.25">
            <text:p>0.25</text:p>
          </table:table-cell>
          <table:table-cell table:style-name="ce3" office:value-type="float" office:value="0.18533145">
            <text:p>0.18533145</text:p>
          </table:table-cell>
          <table:table-cell table:style-name="ce3" office:value-type="float" office:value="0.18533145">
            <text:p>0.18533145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888">
            <text:p>2888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livesIn&gt; <text:s/>?f <text:s/>?f <text:s/>&lt;isLocatedIn&gt; <text:s/>?b <text:s text:c="2"/>=&gt; ?a <text:s/>&lt;livesIn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table:formula="of:=[.B46]/([.C46]+[.B46])" office:value-type="float" office:value="0.896551724137931">
            <text:p>0.8965517241</text:p>
          </table:table-cell>
          <table:table-cell table:style-name="ce3" office:value-type="float" office:value="0.1780224">
            <text:p>0.1780224</text:p>
          </table:table-cell>
          <table:table-cell table:style-name="ce3" office:value-type="float" office:value="0.1780224">
            <text:p>0.178022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4331">
            <text:p>4331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table:formula="of:=[.B47]/([.C47]+[.B47])" office:value-type="float" office:value="0.766666666666667">
            <text:p>0.7666666667</text:p>
          </table:table-cell>
          <table:table-cell table:style-name="ce3" office:value-type="float" office:value="0.17321165">
            <text:p>0.17321165</text:p>
          </table:table-cell>
          <table:table-cell table:style-name="ce3" office:value-type="float" office:value="0.40981461">
            <text:p>0.40981461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8969">
            <text:p>8969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">
            <text:p>2</text:p>
          </table:table-cell>
          <table:table-cell table:style-name="ce3" table:formula="of:=[.B48]/([.C48]+[.B48])" office:value-type="float" office:value="0">
            <text:p>0</text:p>
          </table:table-cell>
          <table:table-cell table:style-name="ce3" office:value-type="float" office:value="0.1610642">
            <text:p>0.1610642</text:p>
          </table:table-cell>
          <table:table-cell table:style-name="ce3" office:value-type="float" office:value="0.37472202">
            <text:p>0.37472202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5266">
            <text:p>5266</text:p>
          </table:table-cell>
          <table:table-cell table:style-name="ce1" office:value-type="string">
            <text:p>Duplicated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?c <text:s/>&lt;dealsWith&gt; <text:s/>?a <text:s/>?c <text:s/>&lt;dealsWith&gt; <text:s/>?b <text:s text:c="2"/>=&gt; ?a <text:s/>&lt;dealsWith&gt; <text:s/>?b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formula="of:=[.B49]/([.C49]+[.B49])" office:value-type="float" office:value="0.666666666666667">
            <text:p>0.6666666667</text:p>
          </table:table-cell>
          <table:table-cell table:style-name="ce3" office:value-type="float" office:value="0.15442452">
            <text:p>0.15442452</text:p>
          </table:table-cell>
          <table:table-cell table:style-name="ce3" office:value-type="float" office:value="0.2177814">
            <text:p>0.217781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462">
            <text:p>1462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[.B50]/([.C50]+[.B50])" office:value-type="float" office:value="0.866666666666667">
            <text:p>0.8666666667</text:p>
          </table:table-cell>
          <table:table-cell table:style-name="ce3" office:value-type="float" office:value="0.14285714">
            <text:p>0.14285714</text:p>
          </table:table-cell>
          <table:table-cell table:style-name="ce3" office:value-type="float" office:value="0.64285714">
            <text:p>0.6428571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08">
            <text:p>108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b <text:s/>&lt;dealsWith&gt; <text:s/>?a <text:s text:c="2"/>=&gt; ?a <text:s/>&lt;dealsWith&gt; <text:s/>?b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B51]/([.C51]+[.B51])" office:value-type="float" office:value="1">
            <text:p>1</text:p>
          </table:table-cell>
          <table:table-cell table:style-name="ce3" office:value-type="float" office:value="0.13642961">
            <text:p>0.13642961</text:p>
          </table:table-cell>
          <table:table-cell table:style-name="ce3" office:value-type="float" office:value="0.18323587">
            <text:p>0.18323587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595">
            <text:p>595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b <text:s/>&lt;hasCapital&gt; <text:s/>?f <text:s/>?a <text:s/>&lt;livesIn&gt; <text:s/>?f <text:s text:c="2"/>=&gt; ?a <text:s/>&lt;livesIn&gt; <text:s/>?b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table:formula="of:=[.B52]/([.C52]+[.B52])" office:value-type="float" office:value="0.555555555555556">
            <text:p>0.5555555556</text:p>
          </table:table-cell>
          <table:table-cell table:style-name="ce3" office:value-type="float" office:value="0.13490451">
            <text:p>0.13490451</text:p>
          </table:table-cell>
          <table:table-cell table:style-name="ce3" office:value-type="float" office:value="0.13490451">
            <text:p>0.13490451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4258">
            <text:p>4258</text:p>
          </table:table-cell>
          <table:table-cell table:style-name="ce1"/>
          <table:table-cell table:style-name="ce1" office:value-type="string">
            <text:p>done</text:p>
          </table:table-cell>
          <table:table-cell table:style-name="ce1" office:value-type="string">
            <text:p><text:s/>?a <text:s/>&lt;livesIn&gt; <text:s/>?f <text:s text:c="2"/>?b <text:s/>&lt;hasCapital&gt; <text:s/>?f =&gt; ?a <text:s/>&lt;livesIn&gt; <text:s/>?b</text:p>
          </table:table-cell>
        </table:table-row>
        <table:table-row table:style-name="ro2">
          <table:table-cell table:style-name="ce1" office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3" table:formula="of:=[.B53]/([.C53]+[.B53])" office:value-type="float" office:value="0.0666666666666667">
            <text:p>0.0666666667</text:p>
          </table:table-cell>
          <table:table-cell table:style-name="ce3" office:value-type="float" office:value="0.13444109">
            <text:p>0.13444109</text:p>
          </table:table-cell>
          <table:table-cell table:style-name="ce3" office:value-type="float" office:value="0.39035088">
            <text:p>0.39035088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573">
            <text:p>573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?a <text:s/>&lt;imports&gt; <text:s/>?b <text:s text:c="2"/>=&gt; ?a <text:s/>&lt;exports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54]/([.C54]+[.B54])" office:value-type="float" office:value="0.0333333333333333">
            <text:p>0.0333333333</text:p>
          </table:table-cell>
          <table:table-cell table:style-name="ce3" office:value-type="float" office:value="0.13095238">
            <text:p>0.13095238</text:p>
          </table:table-cell>
          <table:table-cell table:style-name="ce3" office:value-type="float" office:value="0.14473684">
            <text:p>0.1447368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92">
            <text:p>292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?a <text:s/>&lt;produced&gt; <text:s/>?b <text:s text:c="2"/>=&gt; ?a <text:s/>&lt;directed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table:formula="of:=[.B55]/([.C55]+[.B55])" office:value-type="float" office:value="0">
            <text:p>0</text:p>
          </table:table-cell>
          <table:table-cell table:style-name="ce3" office:value-type="float" office:value="0.11255948">
            <text:p>0.11255948</text:p>
          </table:table-cell>
          <table:table-cell table:style-name="ce3" office:value-type="float" office:value="0.13395069">
            <text:p>0.13395069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7905">
            <text:p>17905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dealsWith&gt; <text:s/>?c <text:s/>?c <text:s/>&lt;imports&gt; <text:s/>?b <text:s text:c="2"/>=&gt; ?a <text:s/>&lt;imports&gt; <text:s/>?b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table:formula="of:=[.B56]/([.C56]+[.B56])" office:value-type="float" office:value="0.464285714285714">
            <text:p>0.4642857143</text:p>
          </table:table-cell>
          <table:table-cell table:style-name="ce3" office:value-type="float" office:value="0.10581506">
            <text:p>0.10581506</text:p>
          </table:table-cell>
          <table:table-cell table:style-name="ce3" office:value-type="float" office:value="0.14879357">
            <text:p>0.14879357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938">
            <text:p>938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c <text:s/>&lt;isCitizenOf&gt; <text:s/>?b <text:s/>?a <text:s/>&lt;influences&gt; <text:s/>?c <text:s text:c="2"/>=&gt; ?a <text:s/>&lt;isCitizenOf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57]/([.C57]+[.B57])" office:value-type="float" office:value="0.0333333333333333">
            <text:p>0.0333333333</text:p>
          </table:table-cell>
          <table:table-cell table:style-name="ce3" office:value-type="float" office:value="0.10564399">
            <text:p>0.10564399</text:p>
          </table:table-cell>
          <table:table-cell table:style-name="ce3" office:value-type="float" office:value="0.51957295">
            <text:p>0.51957295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236">
            <text:p>1236</text:p>
          </table:table-cell>
          <table:table-cell table:style-name="ce1" office:value-type="string">
            <text:p>DUPLICAT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?a <text:s/>&lt;produced&gt; <text:s/>?b <text:s text:c="2"/>=&gt; ?a <text:s/>&lt;created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58]/([.C58]+[.B58])" office:value-type="float" office:value="0.0333333333333333">
            <text:p>0.0333333333</text:p>
          </table:table-cell>
          <table:table-cell table:style-name="ce3" office:value-type="float" office:value="0.10056503">
            <text:p>0.10056503</text:p>
          </table:table-cell>
          <table:table-cell table:style-name="ce3" office:value-type="float" office:value="0.15689762">
            <text:p>0.15689762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8147">
            <text:p>18147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c <text:s/>&lt;dealsWith&gt; <text:s/>?a <text:s/>?c <text:s/>&lt;imports&gt; <text:s/>?b <text:s text:c="2"/>=&gt; ?a <text:s/>&lt;imports&gt; <text:s/>?b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formula="of:=[.B59]/([.C59]+[.B59])" office:value-type="float" office:value="0.366666666666667">
            <text:p>0.3666666667</text:p>
          </table:table-cell>
          <table:table-cell table:style-name="ce3" office:value-type="float" office:value="0.09282178">
            <text:p>0.09282178</text:p>
          </table:table-cell>
          <table:table-cell table:style-name="ce3" office:value-type="float" office:value="0.14097744">
            <text:p>0.1409774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733">
            <text:p>733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worksAt&gt; <text:s/>?b <text:s text:c="2"/>=&gt; ?a <text:s/>&lt;graduatedFrom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table:formula="of:=[.B60]/([.C60]+[.B60])" office:value-type="float" office:value="0.0357142857142857">
            <text:p>0.0357142857</text:p>
          </table:table-cell>
          <table:table-cell table:style-name="ce3" office:value-type="float" office:value="0.08990148">
            <text:p>0.08990148</text:p>
          </table:table-cell>
          <table:table-cell table:style-name="ce3" office:value-type="float" office:value="0.16246291">
            <text:p>0.16246291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217">
            <text:p>2217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a <text:s/>&lt;diedIn&gt; <text:s/>?b <text:s text:c="2"/>=&gt; ?a <text:s/>&lt;wasBornIn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table:formula="of:=[.B61]/([.C61]+[.B61])" office:value-type="float" office:value="0">
            <text:p>0</text:p>
          </table:table-cell>
          <table:table-cell table:style-name="ce3" office:value-type="float" office:value="0.08846362">
            <text:p>0.08846362</text:p>
          </table:table-cell>
          <table:table-cell table:style-name="ce3" office:value-type="float" office:value="0.22531325">
            <text:p>0.22531325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0196">
            <text:p>20196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?a <text:s/>&lt;exports&gt; <text:s/>?b <text:s text:c="2"/>=&gt; ?a <text:s/>&lt;imports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62]/([.C62]+[.B62])" office:value-type="float" office:value="0.0333333333333333">
            <text:p>0.0333333333</text:p>
          </table:table-cell>
          <table:table-cell table:style-name="ce3" office:value-type="float" office:value="0.08678501">
            <text:p>0.08678501</text:p>
          </table:table-cell>
          <table:table-cell table:style-name="ce3" office:value-type="float" office:value="0.10328638">
            <text:p>0.10328638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463">
            <text:p>463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c <text:s/>&lt;hasAcademicAdvisor&gt; <text:s/>?a <text:s/>?c <text:s/>&lt;worksAt&gt; <text:s/>?b <text:s text:c="2"/>=&gt; ?a <text:s/>&lt;worksAt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table:formula="of:=[.B63]/([.C63]+[.B63])" office:value-type="float" office:value="0.166666666666667">
            <text:p>0.1666666667</text:p>
          </table:table-cell>
          <table:table-cell table:style-name="ce3" office:value-type="float" office:value="0.08655617">
            <text:p>0.08655617</text:p>
          </table:table-cell>
          <table:table-cell table:style-name="ce3" office:value-type="float" office:value="0.21860465">
            <text:p>0.21860465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496">
            <text:p>496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64]/([.C64]+[.B64])" office:value-type="float" office:value="0.0333333333333333">
            <text:p>0.0333333333</text:p>
          </table:table-cell>
          <table:table-cell table:style-name="ce3" office:value-type="float" office:value="0.07784431">
            <text:p>0.07784431</text:p>
          </table:table-cell>
          <table:table-cell table:style-name="ce3" office:value-type="float" office:value="0.09647495">
            <text:p>0.09647495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16">
            <text:p>616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isCitizenOf&gt; <text:s/>?c <text:s/>?c <text:s/>&lt;hasCapital&gt; <text:s/>?b <text:s text:c="2"/>=&gt; ?a <text:s/>&lt;wasBornIn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6">
            <text:p>6</text:p>
          </table:table-cell>
          <table:table-cell table:style-name="ce3" table:formula="of:=[.B65]/([.C65]+[.B65])" office:value-type="float" office:value="0.166666666666667">
            <text:p>0.1666666667</text:p>
          </table:table-cell>
          <table:table-cell table:style-name="ce3" office:value-type="float" office:value="0.07163829">
            <text:p>0.07163829</text:p>
          </table:table-cell>
          <table:table-cell table:style-name="ce3" office:value-type="float" office:value="0.26872247">
            <text:p>0.26872247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2648">
            <text:p>12648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table:formula="of:=[.B66]/([.C66]+[.B66])" office:value-type="float" office:value="0.0689655172413793">
            <text:p>0.0689655172</text:p>
          </table:table-cell>
          <table:table-cell table:style-name="ce3" office:value-type="float" office:value="0.06982544">
            <text:p>0.06982544</text:p>
          </table:table-cell>
          <table:table-cell table:style-name="ce3" office:value-type="float" office:value="0.08695652">
            <text:p>0.08695652</text:p>
          </table:table-cell>
          <table:table-cell table:style-name="ce1" office:value-type="string">
            <text:p>Ranking ALEPH</text:p>
          </table:table-cell>
          <table:table-cell table:style-name="ce4" office:value-type="float" office:value="746">
            <text:p>746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hasAcademicAdvisor&gt; <text:s/>?c <text:s/>?c <text:s/>&lt;worksAt&gt; <text:s/>?b <text:s text:c="2"/>=&gt; ?a <text:s/>&lt;worksAt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3" table:formula="of:=[.B67]/([.C67]+[.B67])" office:value-type="float" office:value="0.208333333333333">
            <text:p>0.2083333333</text:p>
          </table:table-cell>
          <table:table-cell table:style-name="ce3" office:value-type="float" office:value="0.06868132">
            <text:p>0.06868132</text:p>
          </table:table-cell>
          <table:table-cell table:style-name="ce3" office:value-type="float" office:value="0.22727273">
            <text:p>0.2272727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78">
            <text:p>678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dealsWith&gt; <text:s/>?c <text:s/>?c <text:s/>&lt;exports&gt; <text:s/>?b <text:s text:c="2"/>=&gt; ?a <text:s/>&lt;imports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table:formula="of:=[.B68]/([.C68]+[.B68])" office:value-type="float" office:value="0.166666666666667">
            <text:p>0.1666666667</text:p>
          </table:table-cell>
          <table:table-cell table:style-name="ce3" office:value-type="float" office:value="0.0681445">
            <text:p>0.0681445</text:p>
          </table:table-cell>
          <table:table-cell table:style-name="ce7" office:value-type="float" office:value="0.09181416">
            <text:p>0.09181416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135">
            <text:p>1135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c <text:s/>&lt;isCitizenOf&gt; <text:s/>?a <text:s/>?c <text:s/>&lt;diedIn&gt; <text:s/>?b <text:s text:c="2"/>=&gt; ?a <text:s/>&lt;hasCapital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table:formula="of:=[.B69]/([.C69]+[.B69])" office:value-type="float" office:value="0">
            <text:p>0</text:p>
          </table:table-cell>
          <table:table-cell table:style-name="ce3" office:value-type="float" office:value="0.06798867">
            <text:p>0.06798867</text:p>
          </table:table-cell>
          <table:table-cell table:style-name="ce7" office:value-type="float" office:value="0.07272727">
            <text:p>0.07272727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58">
            <text:p>658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?a <text:s/>&lt;directed&gt; <text:s/>?b <text:s text:c="2"/>=&gt; ?a <text:s/>&lt;produced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">
            <text:p>2</text:p>
          </table:table-cell>
          <table:table-cell table:style-name="ce3" table:formula="of:=[.B70]/([.C70]+[.B70])" office:value-type="float" office:value="0.142857142857143">
            <text:p>0.1428571429</text:p>
          </table:table-cell>
          <table:table-cell table:style-name="ce3" office:value-type="float" office:value="0.06784573">
            <text:p>0.06784573</text:p>
          </table:table-cell>
          <table:table-cell table:style-name="ce7" office:value-type="float" office:value="0.1618905">
            <text:p>0.1618905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31202">
            <text:p>31202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c <text:s/>&lt;isCitizenOf&gt; <text:s/>?a <text:s/>?c <text:s/>&lt;isLocatedIn&gt; <text:s/>?b <text:s text:c="2"/>=&gt; ?a <text:s/>&lt;hasCapital&gt; <text:s/>?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71]/([.C71]+[.B71])" office:value-type="float" office:value="0">
            <text:p>0</text:p>
          </table:table-cell>
          <table:table-cell table:style-name="ce3" office:value-type="float" office:value="0.06013746">
            <text:p>0.06013746</text:p>
          </table:table-cell>
          <table:table-cell table:style-name="ce7" office:value-type="float" office:value="0.06410256">
            <text:p>0.06410256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547">
            <text:p>547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c <text:s/>&lt;isCitizenOf&gt; <text:s/>?a <text:s/>?c <text:s/>&lt;livesIn&gt; <text:s/>?b <text:s text:c="2"/>=&gt; ?a <text:s/>&lt;hasCapital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72]/([.C72]+[.B72])" office:value-type="float" office:value="0.0333333333333333">
            <text:p>0.0333333333</text:p>
          </table:table-cell>
          <table:table-cell table:style-name="ce3" office:value-type="float" office:value="0.05858311">
            <text:p>0.05858311</text:p>
          </table:table-cell>
          <table:table-cell table:style-name="ce7" office:value-type="float" office:value="0.06574924">
            <text:p>0.0657492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691">
            <text:p>691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c <text:s/>&lt;dealsWith&gt; <text:s/>?a <text:s/>?c <text:s/>&lt;imports&gt; <text:s/>?b <text:s text:c="2"/>=&gt; ?a <text:s/>&lt;exports&gt; <text:s/>?b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table:formula="of:=[.B73]/([.C73]+[.B73])" office:value-type="float" office:value="0.133333333333333">
            <text:p>0.1333333333</text:p>
          </table:table-cell>
          <table:table-cell table:style-name="ce3" office:value-type="float" office:value="0.05569307">
            <text:p>0.05569307</text:p>
          </table:table-cell>
          <table:table-cell table:style-name="ce7" office:value-type="float" office:value="0.0647482">
            <text:p>0.0647482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763">
            <text:p>763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livesIn&gt; <text:s/>?b <text:s text:c="2"/>=&gt; ?a <text:s/>&lt;wasBornIn&gt; <text:s/>?b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table:formula="of:=[.B74]/([.C74]+[.B74])" office:value-type="float" office:value="0.285714285714286">
            <text:p>0.2857142857</text:p>
          </table:table-cell>
          <table:table-cell table:style-name="ce3" office:value-type="float" office:value="0.0529706">
            <text:p>0.0529706</text:p>
          </table:table-cell>
          <table:table-cell table:style-name="ce7" office:value-type="float" office:value="0.17116918">
            <text:p>0.17116918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3820">
            <text:p>13820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isCitizenOf&gt; <text:s/>?c <text:s/>?c <text:s/>&lt;hasCapital&gt; <text:s/>?b <text:s text:c="2"/>=&gt; ?a <text:s/>&lt;diedIn&gt; <text:s/>?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table:formula="of:=[.B75]/([.C75]+[.B75])" office:value-type="float" office:value="0.0333333333333333">
            <text:p>0.0333333333</text:p>
          </table:table-cell>
          <table:table-cell table:style-name="ce3" office:value-type="float" office:value="0.05049912">
            <text:p>0.05049912</text:p>
          </table:table-cell>
          <table:table-cell table:style-name="ce7" office:value-type="float" office:value="0.38457239">
            <text:p>0.38457239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2936">
            <text:p>12936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>
            <text:p>?a <text:s/>&lt;imports&gt; <text:s/>?c <text:s/>?b <text:s/>&lt;exports&gt; <text:s/>?c <text:s text:c="2"/>=&gt; ?a <text:s/>&lt;dealsWith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table:formula="of:=[.B76]/([.C76]+[.B76])" office:value-type="float" office:value="0.166666666666667">
            <text:p>0.1666666667</text:p>
          </table:table-cell>
          <table:table-cell table:style-name="ce3" office:value-type="float" office:value="0.04995837">
            <text:p>0.04995837</text:p>
          </table:table-cell>
          <table:table-cell table:style-name="ce7" office:value-type="float" office:value="0.06413683">
            <text:p>0.06413683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2282">
            <text:p>2282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a <text:s/>&lt;dealsWith&gt; <text:s/>?c <text:s/>?c <text:s/>&lt;imports&gt; <text:s/>?b <text:s text:c="2"/>=&gt; ?a <text:s/>&lt;exports&gt; <text:s/>?b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style-name="ce3" table:formula="of:=[.B77]/([.C77]+[.B77])" office:value-type="float" office:value="0.2">
            <text:p>0.2</text:p>
          </table:table-cell>
          <table:table-cell table:style-name="ce3" office:value-type="float" office:value="0.04957102">
            <text:p>0.04957102</text:p>
          </table:table-cell>
          <table:table-cell table:style-name="ce7" office:value-type="float" office:value="0.05450734">
            <text:p>0.05450734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997">
            <text:p>997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>
          <table:table-cell table:style-name="ce1" office:value-type="string">
            <text:p>?e <text:s/>&lt;dealsWith&gt; <text:s/>?a <text:s/>?e <text:s/>&lt;exports&gt; <text:s/>?b <text:s text:c="2"/>=&gt; ?a <text:s/>&lt;exports&gt; <text:s/>?b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3" table:formula="of:=[.B78]/([.C78]+[.B78])" office:value-type="float" office:value="0.25">
            <text:p>0.25</text:p>
          </table:table-cell>
          <table:table-cell table:style-name="ce3" office:value-type="float" office:value="0.0490391">
            <text:p>0.0490391</text:p>
          </table:table-cell>
          <table:table-cell table:style-name="ce7" office:value-type="float" office:value="0.0490391">
            <text:p>0.0490391</text:p>
          </table:table-cell>
          <table:table-cell table:style-name="ce1" office:value-type="string">
            <text:p>Ranking Std</text:p>
          </table:table-cell>
          <table:table-cell table:style-name="ce4" office:value-type="float" office:value="1435">
            <text:p>1435</text:p>
          </table:table-cell>
          <table:table-cell table:style-name="ce1"/>
          <table:table-cell table:style-name="ce1" office:value-type="string">
            <text:p>done</text:p>
          </table:table-cell>
          <table:table-cell/>
        </table:table-row>
        <table:table-row table:style-name="ro2" table:number-rows-repeated="104849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20:5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Galárraga</meta:initial-creator>
    <meta:creation-date>2013-03-13T17:38:39</meta:creation-date>
    <dc:date>2013-03-13T20:56:19</dc:date>
    <meta:editing-duration>PT02H44M55S</meta:editing-duration>
    <meta:editing-cycles>10</meta:editing-cycles>
    <meta:generator>OpenOffice.org/3.2$Unix OpenOffice.org_project/320m19$Build-9505</meta:generator>
    <dc:title>Tables</dc:title>
    <dc:creator>Luis Galárraga</dc:creator>
    <meta:document-statistic meta:table-count="3" meta:cell-count="740" meta:object-count="0"/>
  </office:meta>
</office:document-meta>
</file>